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50000025A5FE96E5A26985417.png" manifest:media-type="image/png"/>
  <manifest:file-entry manifest:full-path="Pictures/10000201000003B9000002C795BBAC4F27C177C7.png" manifest:media-type="image/png"/>
  <manifest:file-entry manifest:full-path="Pictures/100002010000048400000360F35EE055C3C452BD.png" manifest:media-type="image/png"/>
  <manifest:file-entry manifest:full-path="Pictures/10000201000003E3000002E8FE6A0B735DDEFAFC.png" manifest:media-type="image/png"/>
  <manifest:file-entry manifest:full-path="Pictures/10000201000003760000030ADB0695F96D3A23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1016in" svg:height="4.5618in" draw:z-index="0"><draw:image xlink:href="Pictures/10000201000003E3000002E8FE6A0B735DDEFAFC.png" xlink:type="simple" xlink:show="embed" xlink:actuate="onLoad" loext:mime-type="image/x-vclgraphic"/></draw:frame></text:p>
      <text:p text:style-name="Standard"/>
      <text:p text:style-name="Standard"/>
      <text:p text:style-name="Standard"><draw:frame draw:style-name="fr2" draw:name="Image2" text:anchor-type="paragraph" svg:width="4.1646in" svg:height="3.6571in" draw:z-index="1"><draw:image xlink:href="Pictures/10000201000003760000030ADB0695F96D3A2382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paragraph" svg:width="6.6929in" svg:height="5.002in" draw:z-index="2"><draw:image xlink:href="Pictures/100002010000048400000360F35EE055C3C452BD.png" xlink:type="simple" xlink:show="embed" xlink:actuate="onLoad" loext:mime-type="image/x-vclgraphic"/></draw:frame><text:soft-page-break/></text:p>
      <text:p text:style-name="Standard"/>
      <text:p text:style-name="Standard"/>
      <text:p text:style-name="Standard"><draw:frame draw:style-name="fr1" draw:name="Image4" text:anchor-type="paragraph" svg:width="6.1654in" svg:height="4.5992in" draw:z-index="3"><draw:image xlink:href="Pictures/10000201000003B9000002C795BBAC4F27C177C7.png" xlink:type="simple" xlink:show="embed" xlink:actuate="onLoad" loext:mime-type="image/x-vclgraphic"/></draw:frame><text:soft-page-break/></text:p>
      <text:p text:style-name="Standard"/>
      <text:p text:style-name="Standard"/>
      <text:p text:style-name="Standard"/>
      <text:p text:style-name="Standard"><draw:frame draw:style-name="fr3" draw:name="Image5" text:anchor-type="paragraph" svg:width="6.6929in" svg:height="3.9772in" draw:z-index="4"><draw:image xlink:href="Pictures/10000201000003F50000025A5FE96E5A2698541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0:43:32.836421139</meta:creation-date>
    <dc:date>2021-03-09T10:46:44.251658477</dc:date>
    <meta:editing-duration>PT3M12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0.7.3$Linux_X86_64 LibreOffice_project/00m0$Build-3</meta:generator>
  </office:meta>
</office:document-meta>
</file>